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text-properties fo:font-family="'DejaVu Sans'" style:font-family-generic="swiss" style:font-pitch="variable" fo:font-size="10.5pt" style:font-size-asian="10.5pt" style:font-size-complex="10.5pt"/>
    </style:style>
    <style:style style:name="P2" style:family="paragraph">
      <style:paragraph-properties fo:text-align="center"/>
      <style:text-properties fo:font-family="'DejaVu Sans'" style:font-family-generic="swiss" style:font-pitch="variable"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DejaVu Sans'" style:font-family-generic="swiss" style:font-pitch="variable" fo:font-size="10.5pt" style:font-size-asian="10.5pt" style:font-size-complex="10.5pt"/>
    </style:style>
    <style:style style:name="T2" style:family="text">
      <style:text-properties fo:color="#ffffff" fo:font-family="'DejaVu Sans'" style:font-family-generic="swiss" style:font-pitch="variab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fo:color="#ffffff" fo:font-family="'DejaVu Sans Condensed'" style:font-family-generic="swiss" style:font-pitch="variab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4" style:family="text">
      <style:text-properties fo:color="#ffffff" fo:font-family="'DejaVu Sans'" style:font-family-generic="swiss" style:font-pitch="variable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1.822cm" svg:height="0.733cm" svg:x="6.728cm" svg:y="2.6cm">
          <draw:text-box>
            <text:p><text:span text:style-name="T1">lab.stri</text:span></text:p>
          </draw:text-box>
        </draw:frame>
        <draw:frame draw:style-name="gr1" draw:text-style-name="P1" xml:id="id3" draw:id="id3" draw:layer="layout" svg:width="1.348cm" svg:height="0.733cm" svg:x="4.7cm" svg:y="4.417cm">
          <draw:text-box>
            <text:p><text:span text:style-name="T1">lab1</text:span></text:p>
          </draw:text-box>
        </draw:frame>
        <draw:frame draw:style-name="gr1" draw:text-style-name="P1" xml:id="id2" draw:id="id2" draw:layer="layout" svg:width="1.348cm" svg:height="0.733cm" svg:x="9.328cm" svg:y="4.401cm">
          <draw:text-box>
            <text:p><text:span text:style-name="T1">lab2</text:span></text:p>
          </draw:text-box>
        </draw:frame>
        <draw:connector draw:style-name="gr2" draw:text-style-name="P2" draw:layer="layout" svg:x1="7.637cm" svg:y1="3.333cm" svg:x2="10cm" svg:y2="4.401cm" draw:start-shape="id1" draw:start-glue-point="2" draw:end-shape="id2" draw:end-glue-point="0" svg:d="m7637 3333v534h2363v534" svg:viewBox="0 0 2364 1069">
          <text:p/>
        </draw:connector>
        <draw:connector draw:style-name="gr2" draw:text-style-name="P2" draw:layer="layout" svg:x1="5.372cm" svg:y1="4.417cm" svg:x2="7.637cm" svg:y2="3.333cm" draw:start-shape="id3" draw:start-glue-point="0" draw:end-shape="id1" draw:end-glue-point="2" svg:d="m5372 4417v-542h2265v-542" svg:viewBox="0 0 2266 1085">
          <text:p/>
        </draw:connector>
        <draw:frame draw:style-name="gr1" draw:text-style-name="P1" xml:id="id4" draw:id="id4" draw:layer="layout" svg:width="1.39cm" svg:height="0.733cm" svg:x="3.5cm" svg:y="6.317cm">
          <draw:text-box>
            <text:p><text:span text:style-name="T1">etu1</text:span></text:p>
          </draw:text-box>
        </draw:frame>
        <draw:frame draw:style-name="gr1" draw:text-style-name="P1" xml:id="id5" draw:id="id5" draw:layer="layout" svg:width="1.39cm" svg:height="0.733cm" svg:x="5.86cm" svg:y="6.317cm">
          <draw:text-box>
            <text:p><text:span text:style-name="T1">etu2</text:span></text:p>
          </draw:text-box>
        </draw:frame>
        <draw:connector draw:style-name="gr2" draw:text-style-name="P2" draw:layer="layout" svg:x1="5.372cm" svg:y1="5.15cm" svg:x2="4.195cm" svg:y2="6.317cm" draw:start-shape="id3" draw:start-glue-point="2" draw:end-shape="id4" draw:end-glue-point="0" svg:d="m5372 5150v584h-1177v583" svg:viewBox="0 0 1178 1168">
          <text:p/>
        </draw:connector>
        <draw:connector draw:style-name="gr2" draw:text-style-name="P2" draw:layer="layout" svg:x1="6.555cm" svg:y1="6.317cm" svg:x2="5.372cm" svg:y2="5.15cm" draw:start-shape="id5" draw:start-glue-point="0" draw:end-shape="id3" svg:d="m6555 6317v-583h-1183v-584" svg:viewBox="0 0 1184 1168">
          <text:p/>
        </draw:connector>
        <draw:frame draw:style-name="gr1" draw:text-style-name="P1" xml:id="id6" draw:id="id6" draw:layer="layout" svg:width="1.39cm" svg:height="0.733cm" svg:x="8.06cm" svg:y="6.318cm">
          <draw:text-box>
            <text:p><text:span text:style-name="T1">etu3</text:span></text:p>
          </draw:text-box>
        </draw:frame>
        <draw:frame draw:style-name="gr1" draw:text-style-name="P1" xml:id="id7" draw:id="id7" draw:layer="layout" svg:width="1.39cm" svg:height="0.733cm" svg:x="10.66cm" svg:y="6.318cm">
          <draw:text-box>
            <text:p><text:span text:style-name="T1">etu4</text:span></text:p>
          </draw:text-box>
        </draw:frame>
        <draw:connector draw:style-name="gr2" draw:text-style-name="P2" draw:layer="layout" svg:x1="8.755cm" svg:y1="6.318cm" svg:x2="10.002cm" svg:y2="5.134cm" draw:start-shape="id6" draw:start-glue-point="0" draw:end-shape="id2" draw:end-glue-point="2" svg:d="m8755 6318v-592h1247v-592" svg:viewBox="0 0 1248 1185">
          <text:p/>
        </draw:connector>
        <draw:connector draw:style-name="gr2" draw:text-style-name="P2" draw:layer="layout" svg:x1="11.355cm" svg:y1="6.318cm" svg:x2="10cm" svg:y2="5.134cm" draw:start-shape="id7" draw:start-glue-point="0" draw:end-shape="id2" draw:end-glue-point="2" svg:d="m11355 6318v-592h-1355v-592" svg:viewBox="0 0 1356 1185">
          <text:p/>
        </draw:connector>
        <draw:custom-shape draw:style-name="gr3" draw:text-style-name="P4" draw:layer="layout" svg:width="5.3cm" svg:height="0.8cm" svg:x="1cm" svg:y="2.5cm">
          <text:p text:style-name="P3"><text:span text:style-name="T2">organisationnal </text:span><text:span text:style-name="T3">unit</text:span><text:span text:style-name="T4"> (ou)</text:span></text:p>
          <draw:enhanced-geometry svg:viewBox="0 0 21600 21600" draw:glue-points="10800 0 0 10800 10800 21600 21600 10800 ?f40 ?f41" draw:text-areas="0 0 21600 21600" draw:type="rectangular-callout" draw:modifiers="16123.5993208829 52071.91011235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5cm" svg:height="0.8cm" svg:x="11.6cm" svg:y="5.2cm">
          <text:p text:style-name="P3"><text:span text:style-name="T2">common name</text:span><text:span text:style-name="T4"> (cn)</text:span></text:p>
          <draw:enhanced-geometry svg:viewBox="0 0 21600 21600" draw:glue-points="10800 0 0 10800 10800 21600 21600 10800 ?f40 ?f41" draw:text-areas="0 0 21600 21600" draw:type="rectangular-callout" draw:modifiers="2042.95140971806 36674.1573033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5.3cm" svg:height="1.6cm" svg:x="9.5cm" svg:y="1.5cm">
          <text:p text:style-name="P3"><text:span text:style-name="T2">organisation</text:span><text:span text:style-name="T4"> (o)</text:span></text:p>
          <text:p text:style-name="P3"><text:span text:style-name="T4">ou </text:span></text:p>
          <text:p text:style-name="P3"><text:span text:style-name="T2">domain component</text:span><text:span text:style-name="T4"> (dc)</text:span></text:p>
          <draw:enhanced-geometry svg:viewBox="0 0 21600 21600" draw:glue-points="10800 0 0 10800 10800 21600 21600 10800 ?f40 ?f41" draw:text-areas="0 0 21600 21600" draw:type="rectangular-callout" draw:modifiers="-3883.19185059423 18335.04059962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5-09T18:14:40</meta:creation-date>
    <dc:date>2013-05-15T21:59:12</dc:date>
    <meta:editing-duration>PT15M23S</meta:editing-duration>
    <meta:editing-cycles>6</meta:editing-cycles>
    <meta:generator>LibreOffice/4.0.3.3$Linux_X86_64 LibreOffice_project/400m0$Build-3</meta:generator>
    <meta:document-statistic meta:object-count="16"/>
  </office:meta>
</office:document-meta>
</file>